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0f2" officeooo:paragraph-rsid="000980f2"/>
    </style:style>
    <style:style style:name="P2" style:family="paragraph" style:parent-style-name="Standard">
      <style:text-properties officeooo:rsid="000980f2" officeooo:paragraph-rsid="000cf468"/>
    </style:style>
    <style:style style:name="P3" style:family="paragraph" style:parent-style-name="Standard">
      <style:text-properties officeooo:paragraph-rsid="000cf468"/>
    </style:style>
    <style:style style:name="P4" style:family="paragraph" style:parent-style-name="Standard">
      <style:text-properties officeooo:rsid="000d8f32" officeooo:paragraph-rsid="000d8f32"/>
    </style:style>
    <style:style style:name="T1" style:family="text">
      <style:text-properties officeooo:rsid="000980f2"/>
    </style:style>
    <style:style style:name="T2" style:family="text">
      <style:text-properties officeooo:rsid="000cf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EP 1 – <text:tab/>Extract all keywords from articles.</text:p>
      <text:p text:style-name="P4">STEP 2 – <text:s text:c="4"/><text:tab/>Categorize the keywords based on the journals from which they are extracted.</text:p>
      <text:p text:style-name="P4">STEP 3 – <text:s text:c="4"/><text:tab/>Count frequency of all extracted keywords per journal.</text:p>
      <text:p text:style-name="P4">STEP 4 – <text:s text:c="4"/><text:tab/>Select top 30 keywords will serve as the keywords of the journal.</text:p>
      <text:p text:style-name="P4">STEP 5 – <text:s text:c="3"/><text:tab/>Use schematic grouping to reduce the number of keywords.</text:p>
      <text:p text:style-name="P4">STEP 6 – <text:s text:c="4"/><text:tab/>Create an adjacency matrix of the keywords and journals.</text:p>
      <text:p text:style-name="P4">STEP 7 – <text:s text:c="4"/><text:tab/>Using Euclid's algorithm find the distance between the cluster center and each <text:tab/><text:tab/><text:tab/>journal.</text:p>
      <text:p text:style-name="P4">STEP 8 – <text:s text:c="4"/><text:tab/>The solver will help to place the cluster centers at the most optimal distance from <text:s text:c="8"/><text:tab/><text:tab/>each keyword such that average distance between them is minimal. </text:p>
      <text:p text:style-name="P4">STEP 9 – <text:s text:c="3"/><text:tab/>Multiple clusters of journals will be hence created based on the top keywords that <text:s text:c="8"/><text:tab/><text:tab/>were extracted from the articles present in the journal. </text:p>
      <text:p text:style-name="P4">STEP 10 – <text:s text:c="5"/>To check the diversity of an author the input required will be the journals he/she <text:s text:c="8"/><text:tab/><text:tab/>has published in.</text:p>
      <text:p text:style-name="P4">STEP 11 – <text:s text:c="3"/><text:tab/>Based on the journal names we will check the number of clusters that the author's <text:tab/><text:tab/>journals are present, this will show the diversity of the auth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9:53:54.467447938</meta:creation-date>
    <dc:date>2016-11-04T21:30:42.228170059</dc:date>
    <meta:editing-duration>PT1H22M4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82" meta:character-count="1149" meta:non-whitespace-character-count="882"/>
  </office:meta>
</office:document-meta>
</file>